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ae6d5" officeooo:paragraph-rsid="001ae6d5"/>
    </style:style>
    <style:style style:name="P2" style:family="paragraph" style:parent-style-name="Heading_20_1">
      <style:text-properties style:font-name="Arial"/>
    </style:style>
    <style:style style:name="P3" style:family="paragraph" style:parent-style-name="Title">
      <style:text-properties style:font-name="Arial" officeooo:rsid="001ae6d5" officeooo:paragraph-rsid="001ae6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dracht gegevenstructuren en algoritme</text:p>
      <text:h text:style-name="P2" text:outline-level="1">Inleiding</text:h>
      <text:p text:style-name="P1">In dit verslag zullen we onderzoeken hoe efficient selection sort, insertion sort en quicksort zijn met wilekeuzig gekozen data. Ik heb dit onderzocht door middel van een aantal experimen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00:08:30.750822517</meta:creation-date>
    <dc:date>2015-03-23T03:05:01.139995681</dc:date>
    <meta:editing-duration>PT2H56M31S</meta:editing-duration>
    <meta:editing-cycles>1</meta:editing-cycles>
    <meta:document-statistic meta:table-count="0" meta:image-count="0" meta:object-count="0" meta:page-count="1" meta:paragraph-count="3" meta:word-count="34" meta:character-count="239" meta:non-whitespace-character-count="208"/>
    <meta:generator>LibreOffice/4.4.1.2$Linux_X86_64 LibreOffice_project/40m0$Build-2</meta:generator>
  </office:meta>
</office:document-meta>
</file>